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830" officeooo:paragraph-rsid="0008a830"/>
    </style:style>
    <style:style style:name="P2" style:family="paragraph" style:parent-style-name="Standard">
      <style:text-properties officeooo:rsid="000a055b" officeooo:paragraph-rsid="000a055b"/>
    </style:style>
    <style:style style:name="P3" style:family="paragraph" style:parent-style-name="Standard">
      <style:text-properties officeooo:rsid="000a4719" officeooo:paragraph-rsid="000a4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  <text:p text:style-name="P2">fiz uma alterações pra testar o git</text:p>
      <text:p text:style-name="P3">segunda alteraçõ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1:30:28.153152269</meta:creation-date>
    <dc:date>2022-01-18T11:44:08.159955031</dc:date>
    <meta:editing-duration>PT13M39S</meta:editing-duration>
    <meta:editing-cycles>3</meta:editing-cycles>
    <meta:generator>LibreOffice/7.2.3.2$Linux_X86_64 LibreOffice_project/20$Build-2</meta:generator>
    <meta:document-statistic meta:table-count="0" meta:image-count="0" meta:object-count="0" meta:page-count="1" meta:paragraph-count="3" meta:word-count="10" meta:character-count="58" meta:non-whitespace-character-count="51"/>
  </office:meta>
</office:document-meta>
</file>